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74pt solid #000000"/>
    </style:style>
    <style:style style:name="ce2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.989cm" svg:height="9.906cm" svg:x="18.049cm" svg:y="0.916cm">
            <draw:object draw:notify-on-update-of-ranges="Hoja1.B5:Hoja1.B8 Hoja1.E5:Hoja1.E8 Hoja1.G5:Hoja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989cm" svg:height="9.906cm" svg:x="18.063cm" svg:y="11.349cm">
            <draw:object draw:notify-on-update-of-ranges="Hoja1.B13:Hoja1.B16 Hoja1.E13:Hoja1.E16 Hoja1.G13:Hoja1.G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989cm" svg:height="9.906cm" svg:x="36.645cm" svg:y="0.887cm">
            <draw:object draw:notify-on-update-of-ranges="Hoja1.B13:Hoja1.B16 Hoja1.E21:Hoja1.E24 Hoja1.G21:Hoja1.G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Bsize=64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CPU (s)</text:p>
          </table:table-cell>
          <table:table-cell table:style-name="ce1" office:value-type="string" calcext:value-type="string">
            <text:p>TGPUNS</text:p>
          </table:table-cell>
          <table:table-cell table:style-name="ce1" office:value-type="string" calcext:value-type="string">
            <text:p>SGPUNS</text:p>
          </table:table-cell>
          <table:table-cell table:style-name="ce1" office:value-type="string" calcext:value-type="string">
            <text:p>TGPUS</text:p>
          </table:table-cell>
          <table:table-cell table:style-name="ce1" office:value-type="string" calcext:value-type="string">
            <text:p>SGPUS</text:p>
          </table:table-cell>
        </table:table-row>
        <table:table-row table:style-name="ro1">
          <table:table-cell/>
          <table:table-cell table:style-name="ce1" office:value-type="float" office:value="2000000" calcext:value-type="float">
            <text:p>2000000</text:p>
          </table:table-cell>
          <table:table-cell table:style-name="ce1" office:value-type="float" office:value="0.303661" calcext:value-type="float">
            <text:p>0,303661</text:p>
          </table:table-cell>
          <table:table-cell table:style-name="ce1" office:value-type="float" office:value="0.005533" calcext:value-type="float">
            <text:p>0,005533</text:p>
          </table:table-cell>
          <table:table-cell table:style-name="ce1" table:formula="of:=[.C5]/[.D5]" office:value-type="float" office:value="54.8818001084403" calcext:value-type="float">
            <text:p>54,8818001084403</text:p>
          </table:table-cell>
          <table:table-cell table:style-name="ce1" office:value-type="float" office:value="0.002008" calcext:value-type="float">
            <text:p>0,002008</text:p>
          </table:table-cell>
          <table:table-cell table:style-name="ce1" table:formula="of:=[.C5]/[.F5]" office:value-type="float" office:value="151.225597609562" calcext:value-type="float">
            <text:p>151,225597609562</text:p>
          </table:table-cell>
        </table:table-row>
        <table:table-row table:style-name="ro1">
          <table:table-cell/>
          <table:table-cell table:style-name="ce1" office:value-type="float" office:value="3000000" calcext:value-type="float">
            <text:p>3000000</text:p>
          </table:table-cell>
          <table:table-cell table:style-name="ce1" office:value-type="float" office:value="0.452739" calcext:value-type="float">
            <text:p>0,452739</text:p>
          </table:table-cell>
          <table:table-cell table:style-name="ce1" office:value-type="float" office:value="0.008279" calcext:value-type="float">
            <text:p>0,008279</text:p>
          </table:table-cell>
          <table:table-cell table:style-name="ce1" table:formula="of:=[.C6]/[.D6]" office:value-type="float" office:value="54.685227684503" calcext:value-type="float">
            <text:p>54,685227684503</text:p>
          </table:table-cell>
          <table:table-cell table:style-name="ce1" office:value-type="float" office:value="0.002971" calcext:value-type="float">
            <text:p>0,002971</text:p>
          </table:table-cell>
          <table:table-cell table:style-name="ce1" table:formula="of:=[.C6]/[.F6]" office:value-type="float" office:value="152.38606529788" calcext:value-type="float">
            <text:p>152,38606529788</text:p>
          </table:table-cell>
        </table:table-row>
        <table:table-row table:style-name="ro1">
          <table:table-cell/>
          <table:table-cell table:style-name="ce1" office:value-type="float" office:value="4000000" calcext:value-type="float">
            <text:p>4000000</text:p>
          </table:table-cell>
          <table:table-cell table:style-name="ce1" office:value-type="float" office:value="0.601304" calcext:value-type="float">
            <text:p>0,601304</text:p>
          </table:table-cell>
          <table:table-cell table:style-name="ce1" office:value-type="float" office:value="0.011034" calcext:value-type="float">
            <text:p>0,011034</text:p>
          </table:table-cell>
          <table:table-cell table:style-name="ce1" table:formula="of:=[.C7]/[.D7]" office:value-type="float" office:value="54.4955591807142" calcext:value-type="float">
            <text:p>54,4955591807142</text:p>
          </table:table-cell>
          <table:table-cell table:style-name="ce1" office:value-type="float" office:value="0.003947" calcext:value-type="float">
            <text:p>0,003947</text:p>
          </table:table-cell>
          <table:table-cell table:style-name="ce1" table:formula="of:=[.C7]/[.F7]" office:value-type="float" office:value="152.344565492779" calcext:value-type="float">
            <text:p>152,344565492779</text:p>
          </table:table-cell>
        </table:table-row>
        <table:table-row table:style-name="ro1">
          <table:table-cell/>
          <table:table-cell table:style-name="ce1" office:value-type="float" office:value="5000000" calcext:value-type="float">
            <text:p>5000000</text:p>
          </table:table-cell>
          <table:table-cell table:style-name="ce1" office:value-type="float" office:value="0.760317" calcext:value-type="float">
            <text:p>0,760317</text:p>
          </table:table-cell>
          <table:table-cell table:style-name="ce1" office:value-type="float" office:value="0.014898" calcext:value-type="float">
            <text:p>0,014898</text:p>
          </table:table-cell>
          <table:table-cell table:style-name="ce1" table:formula="of:=[.C8]/[.D8]" office:value-type="float" office:value="51.0348368908578" calcext:value-type="float">
            <text:p>51,0348368908578</text:p>
          </table:table-cell>
          <table:table-cell table:style-name="ce1" office:value-type="float" office:value="0.004972" calcext:value-type="float">
            <text:p>0,004972</text:p>
          </table:table-cell>
          <table:table-cell table:style-name="ce1" table:formula="of:=[.C8]/[.F8]" office:value-type="float" office:value="152.919750603379" calcext:value-type="float">
            <text:p>152,919750603379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Bsize=128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CPU (s)</text:p>
          </table:table-cell>
          <table:table-cell office:value-type="string" calcext:value-type="string">
            <text:p>TGPUNS</text:p>
          </table:table-cell>
          <table:table-cell office:value-type="string" calcext:value-type="string">
            <text:p>SGPUNS</text:p>
          </table:table-cell>
          <table:table-cell office:value-type="string" calcext:value-type="string">
            <text:p>TGPUS</text:p>
          </table:table-cell>
          <table:table-cell office:value-type="string" calcext:value-type="string">
            <text:p>SGPUS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0.586256" calcext:value-type="float">
            <text:p>0,586256</text:p>
          </table:table-cell>
          <table:table-cell office:value-type="float" office:value="0.007369" calcext:value-type="float">
            <text:p>0,007369</text:p>
          </table:table-cell>
          <table:table-cell table:formula="of:=[.C13]/[.D13]" office:value-type="float" office:value="79.5570633735921" calcext:value-type="float">
            <text:p>79,5570633735921</text:p>
          </table:table-cell>
          <table:table-cell office:value-type="float" office:value="0.003435" calcext:value-type="float">
            <text:p>0,003435</text:p>
          </table:table-cell>
          <table:table-cell table:formula="of:=[.C13]/[.F13]" office:value-type="float" office:value="170.671324599709" calcext:value-type="float">
            <text:p>170,671324599709</text:p>
          </table:table-cell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0.879461" calcext:value-type="float">
            <text:p>0,879461</text:p>
          </table:table-cell>
          <table:table-cell office:value-type="float" office:value="0.011245" calcext:value-type="float">
            <text:p>0,011245</text:p>
          </table:table-cell>
          <table:table-cell table:formula="of:=[.C14]/[.D14]" office:value-type="float" office:value="78.209070698088" calcext:value-type="float">
            <text:p>78,209070698088</text:p>
          </table:table-cell>
          <table:table-cell office:value-type="float" office:value="0.005141" calcext:value-type="float">
            <text:p>0,005141</text:p>
          </table:table-cell>
          <table:table-cell table:formula="of:=[.C14]/[.F14]" office:value-type="float" office:value="171.068080140051" calcext:value-type="float">
            <text:p>171,068080140051</text:p>
          </table:table-cell>
        </table:table-row>
        <table:table-row table:style-name="ro1">
          <table:table-cell/>
          <table:table-cell office:value-type="float" office:value="4000000" calcext:value-type="float">
            <text:p>4000000</text:p>
          </table:table-cell>
          <table:table-cell office:value-type="float" office:value="1.201285" calcext:value-type="float">
            <text:p>1,201285</text:p>
          </table:table-cell>
          <table:table-cell office:value-type="float" office:value="0.015504" calcext:value-type="float">
            <text:p>0,015504</text:p>
          </table:table-cell>
          <table:table-cell table:formula="of:=[.C15]/[.D15]" office:value-type="float" office:value="77.4822626418989" calcext:value-type="float">
            <text:p>77,4822626418989</text:p>
          </table:table-cell>
          <table:table-cell office:value-type="float" office:value="0.006833" calcext:value-type="float">
            <text:p>0,006833</text:p>
          </table:table-cell>
          <table:table-cell table:formula="of:=[.C15]/[.F15]" office:value-type="float" office:value="175.806380799063" calcext:value-type="float">
            <text:p>175,806380799063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1.538384" calcext:value-type="float">
            <text:p>1,538384</text:p>
          </table:table-cell>
          <table:table-cell office:value-type="float" office:value="0.019101" calcext:value-type="float">
            <text:p>0,019101</text:p>
          </table:table-cell>
          <table:table-cell table:formula="of:=[.C16]/[.D16]" office:value-type="float" office:value="80.5394481964295" calcext:value-type="float">
            <text:p>80,5394481964295</text:p>
          </table:table-cell>
          <table:table-cell office:value-type="float" office:value="0.008542" calcext:value-type="float">
            <text:p>0,008542</text:p>
          </table:table-cell>
          <table:table-cell table:formula="of:=[.C16]/[.F16]" office:value-type="float" office:value="180.096464528214" calcext:value-type="float">
            <text:p>180,096464528214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Bsize=256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CPU (s)</text:p>
          </table:table-cell>
          <table:table-cell office:value-type="string" calcext:value-type="string">
            <text:p>TGPUNS</text:p>
          </table:table-cell>
          <table:table-cell office:value-type="string" calcext:value-type="string">
            <text:p>SGPUNS</text:p>
          </table:table-cell>
          <table:table-cell office:value-type="string" calcext:value-type="string">
            <text:p>TGPUS</text:p>
          </table:table-cell>
          <table:table-cell office:value-type="string" calcext:value-type="string">
            <text:p>SGPUS</text:p>
          </table:table-cell>
        </table:table-row>
        <table:table-row table:style-name="ro1">
          <table:table-cell/>
          <table:table-cell office:value-type="float" office:value="2000000" calcext:value-type="float">
            <text:p>2000000</text:p>
          </table:table-cell>
          <table:table-cell office:value-type="float" office:value="1.17849" calcext:value-type="float">
            <text:p>1,17849</text:p>
          </table:table-cell>
          <table:table-cell office:value-type="float" office:value="0.011695" calcext:value-type="float">
            <text:p>0,011695</text:p>
          </table:table-cell>
          <table:table-cell table:formula="of:=[.C21]/[.D21]" office:value-type="float" office:value="100.768704574605" calcext:value-type="float">
            <text:p>100,768704574605</text:p>
          </table:table-cell>
          <table:table-cell office:value-type="float" office:value="0.006524" calcext:value-type="float">
            <text:p>0,006524</text:p>
          </table:table-cell>
          <table:table-cell table:formula="of:=[.C21]/[.F21]" office:value-type="float" office:value="180.639178418148" calcext:value-type="float">
            <text:p>180,639178418148</text:p>
          </table:table-cell>
        </table:table-row>
        <table:table-row table:style-name="ro1">
          <table:table-cell/>
          <table:table-cell office:value-type="float" office:value="3000000" calcext:value-type="float">
            <text:p>3000000</text:p>
          </table:table-cell>
          <table:table-cell office:value-type="float" office:value="1.787852" calcext:value-type="float">
            <text:p>1,787852</text:p>
          </table:table-cell>
          <table:table-cell office:value-type="float" office:value="0.016818" calcext:value-type="float">
            <text:p>0,016818</text:p>
          </table:table-cell>
          <table:table-cell table:formula="of:=[.C22]/[.D22]" office:value-type="float" office:value="106.305862766084" calcext:value-type="float">
            <text:p>106,305862766084</text:p>
          </table:table-cell>
          <table:table-cell office:value-type="float" office:value="0.009835" calcext:value-type="float">
            <text:p>0,009835</text:p>
          </table:table-cell>
          <table:table-cell table:formula="of:=[.C22]/[.F22]" office:value-type="float" office:value="181.784646670056" calcext:value-type="float">
            <text:p>181,784646670056</text:p>
          </table:table-cell>
        </table:table-row>
        <table:table-row table:style-name="ro1">
          <table:table-cell/>
          <table:table-cell office:value-type="float" office:value="4000000" calcext:value-type="float">
            <text:p>4000000</text:p>
          </table:table-cell>
          <table:table-cell office:value-type="float" office:value="2.432127" calcext:value-type="float">
            <text:p>2,432127</text:p>
          </table:table-cell>
          <table:table-cell office:value-type="float" office:value="0.024217" calcext:value-type="float">
            <text:p>0,024217</text:p>
          </table:table-cell>
          <table:table-cell table:formula="of:=[.C23]/[.D23]" office:value-type="float" office:value="100.430565305364" calcext:value-type="float">
            <text:p>100,430565305364</text:p>
          </table:table-cell>
          <table:table-cell office:value-type="float" office:value="0.013011" calcext:value-type="float">
            <text:p>0,013011</text:p>
          </table:table-cell>
          <table:table-cell table:formula="of:=[.C23]/[.F23]" office:value-type="float" office:value="186.928522019829" calcext:value-type="float">
            <text:p>186,928522019829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office:value-type="float" office:value="2.947663" calcext:value-type="float">
            <text:p>2,947663</text:p>
          </table:table-cell>
          <table:table-cell office:value-type="float" office:value="0.035239" calcext:value-type="float">
            <text:p>0,035239</text:p>
          </table:table-cell>
          <table:table-cell table:formula="of:=[.C24]/[.D24]" office:value-type="float" office:value="83.6477482334913" calcext:value-type="float">
            <text:p>83,6477482334913</text:p>
          </table:table-cell>
          <table:table-cell office:value-type="float" office:value="0.016471" calcext:value-type="float">
            <text:p>0,016471</text:p>
          </table:table-cell>
          <table:table-cell table:formula="of:=[.C24]/[.F24]" office:value-type="float" office:value="178.96077955194" calcext:value-type="float">
            <text:p>178,96077955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51:56.009615021</meta:creation-date>
    <dc:date>2023-04-16T01:02:44.128768653</dc:date>
    <meta:editing-duration>PT19M46S</meta:editing-duration>
    <meta:editing-cycles>4</meta:editing-cycles>
    <meta:generator>LibreOffice/7.3.7.2$Linux_X86_64 LibreOffice_project/30$Build-2</meta:generator>
    <meta:document-statistic meta:table-count="1" meta:cell-count="9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99cm" svg:height="9.907cm" xlink:href=".." xlink:type="simple" chart:class="chart:line" chart:style-name="ch1">
        <chart:subtitle svg:x="8.105cm" svg:y="0.198cm" chart:style-name="ch2">
          <text:p>Bsize=64</text:p>
        </chart:subtitle>
        <chart:legend chart:legend-position="end" svg:x="15.535cm" svg:y="4.405cm" style:legend-expansion="high" chart:style-name="ch3"/>
        <chart:plot-area chart:style-name="ch4" table:cell-range-address="Hoja1.B5:Hoja1.B8 Hoja1.E5:Hoja1.E8 Hoja1.G5:Hoja1.G8" chart:data-source-has-labels="both" svg:x="1.37cm" svg:y="1.079cm" svg:width="13.806cm" svg:height="7.649cm">
          <chart:coordinate-region svg:x="2.177cm" svg:y="1.278cm" svg:width="12.349cm" svg:height="6.803cm"/>
          <chart:axis chart:dimension="x" chart:name="primary-x" chart:style-name="ch5" chartooo:axis-type="auto">
            <chartooo:date-scale/>
            <chart:title svg:x="8.097cm" svg:y="8.926cm" chart:style-name="ch6">
              <text:p>N</text:p>
            </chart:title>
            <chart:categories table:cell-range-address="Hoja1.B5:Hoja1.B8"/>
          </chart:axis>
          <chart:axis chart:dimension="y" chart:name="primary-y" chart:style-name="ch5">
            <chart:title svg:x="0.451cm" svg:y="5.622cm" chart:style-name="ch7">
              <text:p>Speedup</text:p>
            </chart:title>
            <chart:grid chart:style-name="ch8" chart:class="major"/>
          </chart:axis>
          <chart:series chart:style-name="ch9" chart:values-cell-range-address="Hoja1.E5:Hoja1.E8" loext:label-string="sgpu1d" chart:class="chart:line">
            <chart:data-point chart:repeated="4"/>
          </chart:series>
          <chart:series chart:style-name="ch10" chart:values-cell-range-address="Hoja1.G5:Hoja1.G8" loext:label-string="sgpu2d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pu1d</text:p>
              </table:table-cell>
              <table:table-cell office:value-type="string">
                <text:p>sgpu2d</text:p>
              </table:table-cell>
            </table:table-row>
          </table:table-header-rows>
          <table:table-rows>
            <table:table-row>
              <table:table-cell office:value-type="float" office:value="2000000">
                <text:p>2000000</text:p>
                <draw:g>
                  <svg:desc>Hoja1.B5:Hoja1.B8</svg:desc>
                </draw:g>
              </table:table-cell>
              <table:table-cell office:value-type="float" office:value="54.8818001084403">
                <text:p>54.8818001084403</text:p>
                <draw:g>
                  <svg:desc>Hoja1.E5:Hoja1.E8</svg:desc>
                </draw:g>
              </table:table-cell>
              <table:table-cell office:value-type="float" office:value="151.225597609562">
                <text:p>151.225597609562</text:p>
                <draw:g>
                  <svg:desc>Hoja1.G5:Hoja1.G8</svg:desc>
                </draw:g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54.685227684503">
                <text:p>54.685227684503</text:p>
              </table:table-cell>
              <table:table-cell office:value-type="float" office:value="152.38606529788">
                <text:p>152.38606529788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54.4955591807142">
                <text:p>54.4955591807142</text:p>
              </table:table-cell>
              <table:table-cell office:value-type="float" office:value="152.344565492779">
                <text:p>152.34456549277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51.0348368908578">
                <text:p>51.0348368908578</text:p>
              </table:table-cell>
              <table:table-cell office:value-type="float" office:value="152.919750603379">
                <text:p>152.919750603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9cm" svg:height="9.907cm" xlink:href=".." xlink:type="simple" chart:class="chart:line" chart:style-name="ch1">
        <chart:title svg:x="6.848cm" svg:y="0.334cm" chart:style-name="ch2">
          <text:p>SGPUNS vs SGPUS</text:p>
        </chart:title>
        <chart:subtitle svg:x="7.999cm" svg:y="1.311cm" chart:style-name="ch3">
          <text:p>Bsize=128</text:p>
        </chart:subtitle>
        <chart:legend chart:legend-position="end" svg:x="15.535cm" svg:y="4.405cm" style:legend-expansion="high" chart:style-name="ch4"/>
        <chart:plot-area chart:style-name="ch5" table:cell-range-address="Hoja1.B13:Hoja1.B16 Hoja1.E13:Hoja1.E16 Hoja1.G13:Hoja1.G16" chart:data-source-has-labels="both" svg:x="1.37cm" svg:y="2.192cm" svg:width="13.806cm" svg:height="6.536cm">
          <chart:coordinate-region svg:x="2.177cm" svg:y="2.391cm" svg:width="12.349cm" svg:height="5.69cm"/>
          <chart:axis chart:dimension="x" chart:name="primary-x" chart:style-name="ch6" chartooo:axis-type="text">
            <chart:title svg:x="8.097cm" svg:y="8.926cm" chart:style-name="ch7">
              <text:p>N</text:p>
            </chart:title>
            <chart:categories table:cell-range-address="Hoja1.B13:Hoja1.B16"/>
          </chart:axis>
          <chart:axis chart:dimension="y" chart:name="primary-y" chart:style-name="ch6">
            <chart:title svg:x="0.451cm" svg:y="6.179cm" chart:style-name="ch8">
              <text:p>Speedup</text:p>
            </chart:title>
            <chart:grid chart:style-name="ch9" chart:class="major"/>
          </chart:axis>
          <chart:series chart:style-name="ch10" chart:values-cell-range-address="Hoja1.E13:Hoja1.E16" loext:label-string="sgpu1d" chart:class="chart:line">
            <chart:data-point chart:repeated="4"/>
          </chart:series>
          <chart:series chart:style-name="ch11" chart:values-cell-range-address="Hoja1.G13:Hoja1.G16" loext:label-string="sgpu2d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pu1d</text:p>
              </table:table-cell>
              <table:table-cell office:value-type="string">
                <text:p>sgpu2d</text:p>
              </table:table-cell>
            </table:table-row>
          </table:table-header-rows>
          <table:table-rows>
            <table:table-row>
              <table:table-cell office:value-type="float" office:value="2000000">
                <text:p>2000000</text:p>
                <draw:g>
                  <svg:desc>Hoja1.B13:Hoja1.B16</svg:desc>
                </draw:g>
              </table:table-cell>
              <table:table-cell office:value-type="float" office:value="79.5570633735921">
                <text:p>79.5570633735921</text:p>
                <draw:g>
                  <svg:desc>Hoja1.E13:Hoja1.E16</svg:desc>
                </draw:g>
              </table:table-cell>
              <table:table-cell office:value-type="float" office:value="170.671324599709">
                <text:p>170.671324599709</text:p>
                <draw:g>
                  <svg:desc>Hoja1.G13:Hoja1.G16</svg:desc>
                </draw:g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78.209070698088">
                <text:p>78.209070698088</text:p>
              </table:table-cell>
              <table:table-cell office:value-type="float" office:value="171.068080140051">
                <text:p>171.06808014005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77.4822626418989">
                <text:p>77.4822626418989</text:p>
              </table:table-cell>
              <table:table-cell office:value-type="float" office:value="175.806380799063">
                <text:p>175.80638079906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80.5394481964295">
                <text:p>80.5394481964295</text:p>
              </table:table-cell>
              <table:table-cell office:value-type="float" office:value="180.096464528214">
                <text:p>180.0964645282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9cm" svg:height="9.907cm" xlink:href=".." xlink:type="simple" chart:class="chart:line" chart:style-name="ch1">
        <chart:title svg:x="6.848cm" svg:y="0.334cm" chart:style-name="ch2">
          <text:p>SGPUNS vs SGPUS</text:p>
        </chart:title>
        <chart:subtitle svg:x="7.999cm" svg:y="1.311cm" chart:style-name="ch3">
          <text:p>Bsize=256</text:p>
        </chart:subtitle>
        <chart:legend chart:legend-position="end" svg:x="15.535cm" svg:y="4.405cm" style:legend-expansion="high" chart:style-name="ch4"/>
        <chart:plot-area chart:style-name="ch5" table:cell-range-address="Hoja1.B13:Hoja1.B16 Hoja1.E21:Hoja1.E24 Hoja1.G21:Hoja1.G24" chart:data-source-has-labels="both" svg:x="1.37cm" svg:y="2.192cm" svg:width="13.806cm" svg:height="6.536cm">
          <chart:coordinate-region svg:x="2.177cm" svg:y="2.391cm" svg:width="12.349cm" svg:height="5.69cm"/>
          <chart:axis chart:dimension="x" chart:name="primary-x" chart:style-name="ch6" chartooo:axis-type="text">
            <chart:title svg:x="8.097cm" svg:y="8.926cm" chart:style-name="ch7">
              <text:p>N</text:p>
            </chart:title>
            <chart:categories table:cell-range-address="Hoja1.B13:Hoja1.B16"/>
          </chart:axis>
          <chart:axis chart:dimension="y" chart:name="primary-y" chart:style-name="ch6">
            <chart:title svg:x="0.451cm" svg:y="6.179cm" chart:style-name="ch8">
              <text:p>Speedup</text:p>
            </chart:title>
            <chart:grid chart:style-name="ch9" chart:class="major"/>
          </chart:axis>
          <chart:series chart:style-name="ch10" chart:values-cell-range-address="Hoja1.E21:Hoja1.E24" loext:label-string="sgpu1d" chart:class="chart:line">
            <chart:data-point chart:repeated="4"/>
          </chart:series>
          <chart:series chart:style-name="ch11" chart:values-cell-range-address="Hoja1.G21:Hoja1.G24" loext:label-string="sgpu2d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gpu1d</text:p>
              </table:table-cell>
              <table:table-cell office:value-type="string">
                <text:p>sgpu2d</text:p>
              </table:table-cell>
            </table:table-row>
          </table:table-header-rows>
          <table:table-rows>
            <table:table-row>
              <table:table-cell office:value-type="float" office:value="2000000">
                <text:p>2000000</text:p>
                <draw:g>
                  <svg:desc>Hoja1.B13:Hoja1.B16</svg:desc>
                </draw:g>
              </table:table-cell>
              <table:table-cell office:value-type="float" office:value="100.768704574605">
                <text:p>100.768704574605</text:p>
                <draw:g>
                  <svg:desc>Hoja1.E21:Hoja1.E24</svg:desc>
                </draw:g>
              </table:table-cell>
              <table:table-cell office:value-type="float" office:value="180.639178418148">
                <text:p>180.639178418148</text:p>
                <draw:g>
                  <svg:desc>Hoja1.G21:Hoja1.G24</svg:desc>
                </draw:g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106.305862766084">
                <text:p>106.305862766084</text:p>
              </table:table-cell>
              <table:table-cell office:value-type="float" office:value="181.784646670056">
                <text:p>181.784646670056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00.430565305364">
                <text:p>100.430565305364</text:p>
              </table:table-cell>
              <table:table-cell office:value-type="float" office:value="186.928522019829">
                <text:p>186.92852201982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83.6477482334913">
                <text:p>83.6477482334913</text:p>
              </table:table-cell>
              <table:table-cell office:value-type="float" office:value="178.96077955194">
                <text:p>178.960779551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